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6.735cm"/>
    </style:style>
    <style:style style:name="co5" style:family="table-column">
      <style:table-column-properties fo:break-before="auto" style:column-width="10.612cm"/>
    </style:style>
    <style:style style:name="co6" style:family="table-column">
      <style:table-column-properties fo:break-before="auto" style:column-width="12.855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1.916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73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1.603cm"/>
    </style:style>
    <style:style style:name="co16" style:family="table-column">
      <style:table-column-properties fo:break-before="auto" style:column-width="3.007cm"/>
    </style:style>
    <style:style style:name="co17" style:family="table-column">
      <style:table-column-properties fo:break-before="auto" style:column-width="3.789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4" style:family="table-cell" style:parent-style-name="pd1">
      <style:table-cell-properties fo:background-color="#99cc66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 style:data-style-name="N107">
      <style:table-cell-properties fo:background-color="#99cc66"/>
    </style:style>
    <style:style style:name="ce7" style:family="table-cell" style:parent-style-name="pd1" style:data-style-name="N107">
      <style:table-cell-properties fo:background-color="#99cc66"/>
    </style:style>
    <style:style style:name="ce8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8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2" table:default-cell-style-name="ce2"/>
        <table:table-column table:style-name="co18" table:default-cell-style-name="ce2"/>
        <table:table-column table:style-name="co19" table:number-columns-repeated="1000" table:default-cell-style-name="ce2"/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Cat 4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io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Titrage</text:p>
          </table:table-cell>
          <table:table-cell table:style-name="ce4" office:value-type="string">
            <text:p>1 boule</text:p>
          </table:table-cell>
          <table:table-cell table:style-name="ce4" office:value-type="string">
            <text:p>2 boules</text:p>
          </table:table-cell>
          <table:table-cell table:style-name="ce7" office:value-type="string">
            <text:p>prix_unique</text:p>
          </table:table-cell>
          <table:table-cell table:style-name="ce4" office:value-type="string">
            <text:p>Petit</text:p>
          </table:table-cell>
          <table:table-cell table:style-name="ce4" office:value-type="string">
            <text:p>Grand</text:p>
          </table:table-cell>
          <table:table-cell table:style-name="ce4" office:value-type="string">
            <text:p>Demi</text:p>
          </table:table-cell>
          <table:table-cell table:style-name="ce4" office:value-type="string">
            <text:p>Pinte</text:p>
          </table:table-cell>
          <table:table-cell table:style-name="ce4" office:value-type="string">
            <text:p>VERRE 12 CL</text:p>
          </table:table-cell>
          <table:table-cell table:style-name="ce4" office:value-type="string">
            <text:p>BOUTEILLE 75 CL</text:p>
          </table:table-cell>
          <table:table-cell table:style-name="ce4" office:value-type="string">
            <text:p>25 CL</text:p>
          </table:table-cell>
          <table:table-cell table:style-name="ce4" office:value-type="string">
            <text:p>50 CL</text:p>
          </table:table-cell>
          <table:table-cell table:style-name="ce4" office:value-type="string">
            <text:p>1L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1.6">
            <text:p>1,60 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Déca</text:p>
          </table:table-cell>
          <table:table-cell table:number-columns-repeated="4"/>
          <table:table-cell table:style-name="ce5" table:number-columns-repeated="2"/>
          <table:table-cell table:style-name="ce6"/>
          <table:table-cell table:number-columns-repeated="2" table:style-name="ce6" office:value-type="currency" office:currency="EUR" office:value="1.7">
            <text:p>1,7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Allongé</text:p>
          </table:table-cell>
          <table:table-cell/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1.7">
            <text:p>1,70 €</text:p>
          </table:table-cell>
          <table:table-cell table:style-name="ce6" office:value-type="currency" office:currency="EUR" office:value="3.2">
            <text:p>3,2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Noisette</text:p>
          </table:table-cell>
          <table:table-cell/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1.7">
            <text:p>1,70 €</text:p>
          </table:table-cell>
          <table:table-cell table:style-name="ce6" office:value-type="currency" office:currency="EUR" office:value="3.2">
            <text:p>3,2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Crème</text:p>
          </table:table-cell>
          <table:table-cell/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2.5">
            <text:p>2,50 €</text:p>
          </table:table-cell>
          <table:table-cell table:style-name="ce6" office:value-type="currency" office:currency="EUR" office:value="4">
            <text:p>4,0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aï Latte</text:p>
          </table:table-cell>
          <table:table-cell/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 au Lait</text:p>
          </table:table-cell>
          <table:table-cell/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ppuccino</text:p>
          </table:table-cell>
          <table:table-cell/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6" office:value-type="currency" office:currency="EUR" office:value="3.5">
            <text:p>3,50 €</text:p>
          </table:table-cell>
          <table:table-cell table:style-name="ce6" table:number-columns-repeated="8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Viennois</text:p>
          </table:table-cell>
          <table:table-cell table:number-columns-repeated="4"/>
          <table:table-cell table:style-name="ce5" table:number-columns-repeated="2"/>
          <table:table-cell table:style-name="ce6"/>
          <table:table-cell table:style-name="ce6" office:value-type="currency" office:currency="EUR" office:value="2.8">
            <text:p>2,80 €</text:p>
          </table:table-cell>
          <table:table-cell table:style-name="ce6" office:value-type="currency" office:currency="EUR" office:value="6.2">
            <text:p>6,2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 Viennois</text:p>
          </table:table-cell>
          <table:table-cell table:number-columns-repeated="4"/>
          <table:table-cell table:style-name="ce5" table:number-columns-repeated="2"/>
          <table:table-cell table:style-name="ce6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6.5">
            <text:p>6,5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Macchiato</text:p>
          </table:table-cell>
          <table:table-cell office:value-type="string">
            <text:p>Café, Lait, Caramel ou Chocolat Mai</text:p>
          </table:table-cell>
          <table:table-cell table:number-columns-repeated="3"/>
          <table:table-cell table:style-name="ce5" table:number-columns-repeated="2"/>
          <table:table-cell table:style-name="ce6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6">
            <text:p>6,0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Macchiato royal</text:p>
          </table:table-cell>
          <table:table-cell table:style-name="ce3" office:value-type="string">
            <text:p>Café, Lait, Caramel ou Chocolat Maison,Chantilly</text:p>
          </table:table-cell>
          <table:table-cell table:number-columns-repeated="3"/>
          <table:table-cell table:style-name="ce5" table:number-columns-repeated="2"/>
          <table:table-cell table:style-name="ce6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Gourmand</text:p>
          </table:table-cell>
          <table:table-cell table:number-columns-repeated="4"/>
          <table:table-cell table:style-name="ce5" table:number-columns-repeated="2"/>
          <table:table-cell table:style-name="ce6"/>
          <table:table-cell table:style-name="ce6" office:value-type="currency" office:currency="EUR" office:value="7.5">
            <text:p>7,50 €</text:p>
          </table:table-cell>
          <table:table-cell table:style-name="ce6" table:number-columns-repeated="8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Thé Gourmand</text:p>
          </table:table-cell>
          <table:table-cell table:number-columns-repeated="4"/>
          <table:table-cell table:style-name="ce5" table:number-columns-repeated="2"/>
          <table:table-cell table:style-name="ce6"/>
          <table:table-cell table:style-name="ce6" office:value-type="currency" office:currency="EUR" office:value="8.5">
            <text:p>8,50 €</text:p>
          </table:table-cell>
          <table:table-cell table:style-name="ce6" table:number-columns-repeated="8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Ceylan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Earl Grey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4 Fruits rouge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Vanille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Miss dammann</text:p>
          </table:table-cell>
          <table:table-cell office:value-type="string">
            <text:p>Citron, Fruit de la Passion, Gingemb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Yunnan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Menthe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Jasmin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Carcadet</text:p>
          </table:table-cell>
          <table:table-cell office:value-type="string">
            <text:p>Passion, Frambois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du Berger</text:p>
          </table:table-cell>
          <table:table-cell office:value-type="string">
            <text:p>Tilleul, Verveine, Menthe, Citronnelle, Fleur d’Oranger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Rooibos Citrus</text:p>
          </table:table-cell>
          <table:table-cell office:value-type="string">
            <text:p>Citron Vert, Clémentine, Orange Sanguin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Les sirop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2">
            <text:p>2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Boisson énergisante</text:p>
          </table:table-cell>
          <table:table-cell table:number-columns-repeated="2"/>
          <table:table-cell office:value-type="string">
            <text:p>(20cl)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Orangina, Schweppes</text:p>
          </table:table-cell>
          <table:table-cell table:number-columns-repeated="2"/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3.6">
            <text:p>3,6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Breizh Cola, Breizh Zero, Breizh Agrumes, Oasis Tropical</text:p>
          </table:table-cell>
          <table:table-cell table:number-columns-repeated="2"/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3.8">
            <text:p>3,8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Thé glacé maison</text:p>
          </table:table-cell>
          <table:table-cell table:number-columns-repeated="2"/>
          <table:table-cell office:value-type="string">
            <text:p>(30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Bissap maison</text:p>
          </table:table-cell>
          <table:table-cell table:number-columns-repeated="2"/>
          <table:table-cell office:value-type="string">
            <text:p>(30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Café Frappé</text:p>
          </table:table-cell>
          <table:table-cell office:value-type="string">
            <text:p>Café, Sirop Orgeat, Suc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Cacolac</text:p>
          </table:table-cell>
          <table:table-cell table:number-columns-repeated="2"/>
          <table:table-cell office:value-type="string">
            <text:p>(20cl)</text:p>
          </table:table-cell>
          <table:table-cell/>
          <table:table-cell table:style-name="ce5" table:number-columns-repeated="2"/>
          <table:table-cell table:style-name="ce6" office:value-type="currency" office:currency="EUR" office:value="3.6">
            <text:p>3,6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Macchiato glacé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Schorle Les Filles de l’Ouest</text:p>
          </table:table-cell>
          <table:table-cell office:value-type="string">
            <text:p>Citron Fringant, Rhubarbe Pimpante, Menthe Fougueuse, Cassis Truculent, Pomelo Corsé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Ginger Beer</text:p>
          </table:table-cell>
          <table:table-cell table:number-columns-repeated="2"/>
          <table:table-cell office:value-type="string">
            <text:p>(20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Tensai Tea</text:p>
          </table:table-cell>
          <table:table-cell office:value-type="string">
            <text:p>Thé Noir Glacé, Gingembre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Soda Leamo</text:p>
          </table:table-cell>
          <table:table-cell office:value-type="string">
            <text:p>Ginger Ale, Orangeade, Concombre Citron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Sansu</text:p>
          </table:table-cell>
          <table:table-cell office:value-type="string">
            <text:p>Soda Yuzu, Gingembre (Vitamine C++)</text:p>
          </table:table-cell>
          <table:table-cell office:value-type="string">
            <text:p>(bio)</text:p>
          </table:table-cell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Kombucha Penrose</text:p>
          </table:table-cell>
          <table:table-cell office:value-type="string">
            <text:p>Thé Noir / Rhubarbe / Clémentine ou Thé Vert Sencha / Framboise / Menthe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/>
          <table:table-cell office:value-type="string">
            <text:p>Jupiler Bière Sans Alcool</text:p>
          </table:table-cell>
          <table:table-cell table:number-columns-repeated="2"/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/>
          <table:table-cell office:value-type="string">
            <text:p>Meteor IPA Sans Alcool 0,0%</text:p>
          </table:table-cell>
          <table:table-cell table:number-columns-repeated="2"/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/>
          <table:table-cell office:value-type="string">
            <text:p>Tête Haute IPA Presque Sans Alcool 0,5%</text:p>
          </table:table-cell>
          <table:table-cell table:number-columns-repeated="2"/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/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 office:value-type="string">
            <text:p>(bio)</text:p>
          </table:table-cell>
          <table:table-cell office:value-type="string">
            <text:p>(Canette 25cl)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/>
          <table:table-cell office:value-type="string">
            <text:p>Vin Blanc Pétillant Sans Alcool </text:p>
          </table:table-cell>
          <table:table-cell office:value-type="string">
            <text:p>«Cypher» Domaine de Brau (Sauvignon)</text:p>
          </table:table-cell>
          <table:table-cell office:value-type="string">
            <text:p>(bio)</text:p>
          </table:table-cell>
          <table:table-cell office:value-type="string">
            <text:p>(Canette 25cl)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/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 office:value-type="string">
            <text:p>local</text:p>
          </table:table-cell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/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/>
          <table:table-cell office:value-type="string">
            <text:p>(25cl)</text:p>
          </table:table-cell>
          <table:table-cell/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/>
          <table:table-cell office:value-type="string">
            <text:p>Bahia</text:p>
          </table:table-cell>
          <table:table-cell office:value-type="string">
            <text:p>Jus de Goyave Blanche, Litchi, Citron Vert (Vitamine C++)</text:p>
          </table:table-cell>
          <table:table-cell office:value-type="string">
            <text:p>France</text:p>
          </table:table-cell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/>
          <table:table-cell office:value-type="string">
            <text:p>Lhumeau</text:p>
          </table:table-cell>
          <table:table-cell office:value-type="string">
            <text:p>Jus de Raisin Pétillant</text:p>
          </table:table-cell>
          <table:table-cell office:value-type="string">
            <text:p>local</text:p>
          </table:table-cell>
          <table:table-cell office:value-type="string">
            <text:p>(27,5cl)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/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/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/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/>
          <table:table-cell office:value-type="string">
            <text:p>(50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/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/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/>
          <table:table-cell office:value-type="string">
            <text:p>Plancoët Gazeuse</text:p>
          </table:table-cell>
          <table:table-cell table:number-columns-repeated="2"/>
          <table:table-cell office:value-type="string">
            <text:p>(50cl)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/>
          <table:table-cell office:value-type="string">
            <text:p>Plancoët Gazeuse</text:p>
          </table:table-cell>
          <table:table-cell table:number-columns-repeated="2"/>
          <table:table-cell office:value-type="string">
            <text:p>(100cl)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Virgin Mojito, Virgin Mojito Fruit, Virgin Piña Colada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Virgin Spritz, Virgin Hugo Spritz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Acapulco</text:p>
          </table:table-cell>
          <table:table-cell office:value-type="string">
            <text:p>Jus d’Orange, Limonade, Sirop Grenadine, Citr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Kiribata</text:p>
          </table:table-cell>
          <table:table-cell office:value-type="string">
            <text:p>Jus de Cranberry, Jus d’Orange, Citron Vert Pressé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Citronnella</text:p>
          </table:table-cell>
          <table:table-cell office:value-type="string">
            <text:p>Jus de Mangue, Sirop de Citronnelle, Jus de Citr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Ginger Berry Fizz</text:p>
          </table:table-cell>
          <table:table-cell office:value-type="string">
            <text:p>Jus de Cranberry, Citron Vert Pressé, Ginger Beer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Virgin Red Mojito</text:p>
          </table:table-cell>
          <table:table-cell office:value-type="string">
            <text:p>Jus de Fleur d’Hibiscus, Menthe, Citron Vert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Kootchooloo</text:p>
          </table:table-cell>
          <table:table-cell office:value-type="string">
            <text:p>Jus de Pomme, Concombre, Jus de Citron, Sirop de Gingembre, Menth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Jamaican Spice</text:p>
          </table:table-cell>
          <table:table-cell office:value-type="string">
            <text:p>Purée de Mangue, Jus d’Orange, Ginger Beer, Sirop Piment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/>
          <table:table-cell office:value-type="string">
            <text:p>Cloudy</text:p>
          </table:table-cell>
          <table:table-cell office:value-type="string">
            <text:p>Jus de Goyave, Sirop de Rose, Jus de Citron Vert, Jus de Fleur d’Hibiscu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Jäger Bomb, Ti Punch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Cuba Libre, Planteur, Tequila Sunrise, Daiquiri, Mojito</text:p>
          </table:table-cell>
          <table:table-cell office:value-type="string">
            <text:p>Daiquiri - fruits +0,50€, Mojito - fruits +0,50€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Cosmopolitain, Cointreaupolitain, Margarita, Cointreau Fizz, Love on the Beach, Martini Dry, Piña Colada, Russe Blanc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Bloody Mary, London Mule, Moscow Mule, Long Island, Mai Thaï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Grog</text:p>
          </table:table-cell>
          <table:table-cell office:value-type="string">
            <text:p>Pour se rechauffer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/>
          <table:table-cell office:value-type="string">
            <text:p>Irish Coffee Monkey Shoulder, French Coffee</text:p>
          </table:table-cell>
          <table:table-cell office:value-type="string">
            <text:p>Pour se rechauffer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pritz Hugo</text:p>
          </table:table-cell>
          <table:table-cell office:value-type="string">
            <text:p>Liqueur Fleur de Sureau, Crémant, Eau Gazeuse, Citron Vert, Zeste de Citron Jaun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pritz Angevin</text:p>
          </table:table-cell>
          <table:table-cell office:value-type="string">
            <text:p>Bitter Giffard, Crément de Loire, Eau Gazeuse, Orang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our </text:p>
          </table:table-cell>
          <table:table-cell office:value-type="string">
            <text:p>Tequila Milagro, Amaretto, Pisco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Jam Sour</text:p>
          </table:table-cell>
          <table:table-cell office:value-type="string">
            <text:p>Whisky Monkey Shoulder, Confiture, Jus de Citr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Arapi</text:p>
          </table:table-cell>
          <table:table-cell office:value-type="string">
            <text:p>Vodka, Sirop de Grenade, Citron Vert, Crème Coco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Arawak</text:p>
          </table:table-cell>
          <table:table-cell office:value-type="string">
            <text:p>Rhum, Menthe, Jus de Goyave, Citron Vert, Suc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Pol Lover</text:p>
          </table:table-cell>
          <table:table-cell office:value-type="string">
            <text:p>Vodka, Liqueur de Melon, Sirop Framboise, Jus d’Ananas, Jus de Cranberry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Espresso Martini</text:p>
          </table:table-cell>
          <table:table-cell office:value-type="string">
            <text:p>Vodka, Kahlua, Expresso, Suc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Gin Smash</text:p>
          </table:table-cell>
          <table:table-cell office:value-type="string">
            <text:p>Gin Hendrick’s, Basilic, Miel, Citron Jaune Pressé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Honolulu Punch</text:p>
          </table:table-cell>
          <table:table-cell office:value-type="string">
            <text:p>Rhum Sailor Jerry, Purée de Passion, Jus d’Ananas, Sirop de Vanille, Citron Vert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Papete Punch</text:p>
          </table:table-cell>
          <table:table-cell office:value-type="string">
            <text:p>Rhum, Pomme, Goyave, Citron Vert, Litchi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Cold Kiss</text:p>
          </table:table-cell>
          <table:table-cell office:value-type="string">
            <text:p>Gin Hendrick’s, Sirop de Rose, Citron Vert, Jus de Goyave, Jus de Fleur d’Hibiscu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Bolly Mule</text:p>
          </table:table-cell>
          <table:table-cell office:value-type="string">
            <text:p>Gin Hendrick’s, Crème de Cassis, Ginger Beer, Sirop de Rose Maison, Citron Vert Pressé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">
            <text:p>9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Meteor Blonde, Lager</text:p>
          </table:table-cell>
          <table:table-cell office:value-type="string">
            <text:p>Brasserie Meteor, Hochfelden, 67</text:p>
          </table:table-cell>
          <table:table-cell table:number-columns-repeated="2"/>
          <table:table-cell office:value-type="string">
            <text:p>5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">
            <text:p>3,0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Alpaca Citra, Pale Ale</text:p>
          </table:table-cell>
          <table:table-cell office:value-type="string">
            <text:p>Alpaca, Segré, 49</text:p>
          </table:table-cell>
          <table:table-cell office:value-type="string">
            <text:p>(bio)</text:p>
          </table:table-cell>
          <table:table-cell/>
          <table:table-cell office:value-type="string">
            <text:p>5,5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Wendelinus Blonde, Abbaye</text:p>
          </table:table-cell>
          <table:table-cell office:value-type="string">
            <text:p>Brasserie Meteor, Hochfelden, 67</text:p>
          </table:table-cell>
          <table:table-cell table:number-columns-repeated="2"/>
          <table:table-cell office:value-type="string">
            <text:p>6,8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La Piautre, Triple</text:p>
          </table:table-cell>
          <table:table-cell office:value-type="string">
            <text:p>La Piautre, La Ménitré, 49</text:p>
          </table:table-cell>
          <table:table-cell table:number-columns-repeated="2"/>
          <table:table-cell office:value-type="string">
            <text:p>8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anche</text:p>
          </table:table-cell>
          <table:table-cell office:value-type="string">
            <text:p>Alpaca Blanche</text:p>
          </table:table-cell>
          <table:table-cell office:value-type="string">
            <text:p>Alpaca, Segré, 49</text:p>
          </table:table-cell>
          <table:table-cell office:value-type="string">
            <text:p>(bio)</text:p>
          </table:table-cell>
          <table:table-cell/>
          <table:table-cell office:value-type="string">
            <text:p>4,7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La Côale Original, IPA</text:p>
          </table:table-cell>
          <table:table-cell office:value-type="string">
            <text:p>La Côale, Bécon-les-Granits, 49</text:p>
          </table:table-cell>
          <table:table-cell table:number-columns-repeated="2"/>
          <table:table-cell office:value-type="string">
            <text:p>6,2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Bonne Pâte, Double IPA</text:p>
          </table:table-cell>
          <table:table-cell office:value-type="string">
            <text:p>Brasserie La Bestiole, Saint-Barthélemy, 49</text:p>
          </table:table-cell>
          <table:table-cell table:number-columns-repeated="2"/>
          <table:table-cell office:value-type="string">
            <text:p>8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Patoune, NEIPA</text:p>
          </table:table-cell>
          <table:table-cell office:value-type="string">
            <text:p>Brasserie La Bestiole, Saint-Barthélemy, 49</text:p>
          </table:table-cell>
          <table:table-cell table:number-columns-repeated="2"/>
          <table:table-cell office:value-type="string">
            <text:p>6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mbrée</text:p>
          </table:table-cell>
          <table:table-cell office:value-type="string">
            <text:p>Enaxor, Ambrée</text:p>
          </table:table-cell>
          <table:table-cell office:value-type="string">
            <text:p>La Côale, Bécon-les-Granits, 49</text:p>
          </table:table-cell>
          <table:table-cell table:number-columns-repeated="2"/>
          <table:table-cell office:value-type="string">
            <text:p>6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Meteor Cerise, Rouge, Fruitée</text:p>
          </table:table-cell>
          <table:table-cell office:value-type="string">
            <text:p>Brasserie Meteor, Hochfelden, 67</text:p>
          </table:table-cell>
          <table:table-cell table:number-columns-repeated="2"/>
          <table:table-cell office:value-type="string">
            <text:p>5,5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table:number-columns-repeated="2"/>
          <table:table-cell office:value-type="string">
            <text:p>8%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anaché</text:p>
          </table:table-cell>
          <table:table-cell table:number-columns-repeated="4"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Monaco, Bière sirop</text:p>
          </table:table-cell>
          <table:table-cell table:number-columns-repeated="4"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5.8">
            <text:p>5,8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icon Bière</text:p>
          </table:table-cell>
          <table:table-cell table:number-columns-repeated="4"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 office:value-type="string">
            <text:p>3,5%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 office:value-type="string">
            <text:p>4,5%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DDH Pale Ale</text:p>
          </table:table-cell>
          <table:table-cell office:value-type="string">
            <text:p>Blonde Dorée, Note Fruitée et Amer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 office:value-type="string">
            <text:p>5%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IPA</text:p>
          </table:table-cell>
          <table:table-cell office:value-type="string">
            <text:p>Blonde Houblonnnée, Douce Amer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 office:value-type="string">
            <text:p>6,5%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NEIPA</text:p>
          </table:table-cell>
          <table:table-cell office:value-type="string">
            <text:p>Blonde Houblonnnée, Note Fruité et Florale</text:p>
          </table:table-cell>
          <table:table-cell office:value-type="string">
            <text:p>(bio)</text:p>
          </table:table-cell>
          <table:table-cell office:value-type="string">
            <text:p>(33cl)</text:p>
          </table:table-cell>
          <table:table-cell office:value-type="string">
            <text:p>6%</text:p>
          </table:table-cell>
          <table:table-cell table:style-name="ce5" table:number-columns-repeated="2"/>
          <table:table-cell table:style-name="ce6" office:value-type="currency" office:currency="EUR" office:value="6.9">
            <text:p>6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Insouciante</text:p>
          </table:table-cell>
          <table:table-cell office:value-type="string">
            <text:p>Pale Ale</text:p>
          </table:table-cell>
          <table:table-cell/>
          <table:table-cell office:value-type="string">
            <text:p>(44cl)</text:p>
          </table:table-cell>
          <table:table-cell office:value-type="string">
            <text:p>4,0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Vagabonde</text:p>
          </table:table-cell>
          <table:table-cell office:value-type="string">
            <text:p>Witbier, Orange Sanguine</text:p>
          </table:table-cell>
          <table:table-cell/>
          <table:table-cell office:value-type="string">
            <text:p>(44cl)</text:p>
          </table:table-cell>
          <table:table-cell office:value-type="string">
            <text:p>5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Intrépide</text:p>
          </table:table-cell>
          <table:table-cell office:value-type="string">
            <text:p>Sour, Passion, Vanille</text:p>
          </table:table-cell>
          <table:table-cell/>
          <table:table-cell office:value-type="string">
            <text:p>(44cl)</text:p>
          </table:table-cell>
          <table:table-cell office:value-type="string">
            <text:p>6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Pas Commode</text:p>
          </table:table-cell>
          <table:table-cell office:value-type="string">
            <text:p>West Coast IPA</text:p>
          </table:table-cell>
          <table:table-cell/>
          <table:table-cell office:value-type="string">
            <text:p>(44cl)</text:p>
          </table:table-cell>
          <table:table-cell office:value-type="string">
            <text:p>6,5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a Pépère</text:p>
          </table:table-cell>
          <table:table-cell office:value-type="string">
            <text:p>Stout, Tiramisu</text:p>
          </table:table-cell>
          <table:table-cell/>
          <table:table-cell office:value-type="string">
            <text:p>(44cl)</text:p>
          </table:table-cell>
          <table:table-cell office:value-type="string">
            <text:p>10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Exubérante</text:p>
          </table:table-cell>
          <table:table-cell office:value-type="string">
            <text:p>Double NEIPA</text:p>
          </table:table-cell>
          <table:table-cell/>
          <table:table-cell office:value-type="string">
            <text:p>(44cl)</text:p>
          </table:table-cell>
          <table:table-cell office:value-type="string">
            <text:p>8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Citraddict</text:p>
          </table:table-cell>
          <table:table-cell office:value-type="string">
            <text:p>DDH, IPA, Citra</text:p>
          </table:table-cell>
          <table:table-cell/>
          <table:table-cell office:value-type="string">
            <text:p>(44cl)</text:p>
          </table:table-cell>
          <table:table-cell office:value-type="string">
            <text:p>6,5%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Desperados</text:p>
          </table:table-cell>
          <table:table-cell office:value-type="string">
            <text:p>Aromatisée Tequila</text:p>
          </table:table-cell>
          <table:table-cell/>
          <table:table-cell office:value-type="string">
            <text:p>(33cl)</text:p>
          </table:table-cell>
          <table:table-cell office:value-type="string">
            <text:p>4,5%</text:p>
          </table:table-cell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Piautre Noir</text:p>
          </table:table-cell>
          <table:table-cell office:value-type="string">
            <text:p>Stout</text:p>
          </table:table-cell>
          <table:table-cell/>
          <table:table-cell office:value-type="string">
            <text:p>(33cl)</text:p>
          </table:table-cell>
          <table:table-cell office:value-type="string">
            <text:p>5%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Chouffe</text:p>
          </table:table-cell>
          <table:table-cell office:value-type="string">
            <text:p>Blonde</text:p>
          </table:table-cell>
          <table:table-cell/>
          <table:table-cell office:value-type="string">
            <text:p>(33cl)</text:p>
          </table:table-cell>
          <table:table-cell office:value-type="string">
            <text:p>8%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/>
          <table:table-cell office:value-type="string">
            <text:p>(33cl)</text:p>
          </table:table-cell>
          <table:table-cell office:value-type="string">
            <text:p>8%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Pastis</text:p>
          </table:table-cell>
          <table:table-cell table:number-columns-repeated="2"/>
          <table:table-cell office:value-type="string">
            <text:p>(3cl)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Martini Blanc, Martini Rouge</text:p>
          </table:table-cell>
          <table:table-cell table:number-columns-repeated="2"/>
          <table:table-cell office:value-type="string">
            <text:p>(6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Porto Blanc, Porto Rouge</text:p>
          </table:table-cell>
          <table:table-cell table:number-columns-repeated="2"/>
          <table:table-cell office:value-type="string">
            <text:p>(6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Suze</text:p>
          </table:table-cell>
          <table:table-cell table:number-columns-repeated="2"/>
          <table:table-cell office:value-type="string">
            <text:p>(6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18">
            <text:p>18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 Grolleau</text:p>
          </table:table-cell>
          <table:table-cell office:value-type="string">
            <text:p>Domaine Princé (Grolleau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18">
            <text:p>18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Saumur Champigny AOP</text:p>
          </table:table-cell>
          <table:table-cell office:value-type="string">
            <text:p>Domaine de Bourg Neuf (Cab,Franc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6">
            <text:p>4,60 €</text:p>
          </table:table-cell>
          <table:table-cell table:style-name="ce6" office:value-type="currency" office:currency="EUR" office:value="25.5">
            <text:p>25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Saint Nicolas de Bourgueil AOP</text:p>
          </table:table-cell>
          <table:table-cell office:value-type="string">
            <text:p>Vignoble la Jarnoterie (Cab,Franc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8">
            <text:p>4,80 €</text:p>
          </table:table-cell>
          <table:table-cell table:style-name="ce6" office:value-type="currency" office:currency="EUR" office:value="26.5">
            <text:p>26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Demi-bouteill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</text:p>
          </table:table-cell>
          <table:table-cell table:number-columns-repeated="3"/>
          <table:table-cell table:style-name="ce5" table:number-columns-repeated="2"/>
          <table:table-cell table:style-name="ce6" table:number-columns-repeated="6"/>
          <table:table-cell table:style-name="ce6" office:value-type="currency" office:currency="EUR" office:value="15">
            <text:p>15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Chinon AOP « Les Galuches »</text:p>
          </table:table-cell>
          <table:table-cell office:value-type="string">
            <text:p>Domaine Raffault (Cab,Franc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9">
            <text:p>4,90 €</text:p>
          </table:table-cell>
          <table:table-cell table:style-name="ce6" office:value-type="currency" office:currency="EUR" office:value="27">
            <text:p>27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Cheverny Rouge HVE « EnCLOS du Petit Chien »</text:p>
          </table:table-cell>
          <table:table-cell office:value-type="string">
            <text:p>Domaine Alpha Loire (Pinot Noir, Gamay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5.2">
            <text:p>5,20 €</text:p>
          </table:table-cell>
          <table:table-cell table:style-name="ce6" office:value-type="currency" office:currency="EUR" office:value="28.5">
            <text:p>28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6">
            <text:p>3,60 €</text:p>
          </table:table-cell>
          <table:table-cell table:style-name="ce6" office:value-type="currency" office:currency="EUR" office:value="19">
            <text:p>19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21.5">
            <text:p>21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La Croix d’Arton, IGP Côte de Gascogne</text:p>
          </table:table-cell>
          <table:table-cell office:value-type="string">
            <text:p>Chateau d’Arton (Merlot, Syrah, Cab,Sauv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Côtes du Rhône village Visan « Notre dame des Vignes »</text:p>
          </table:table-cell>
          <table:table-cell office:value-type="string">
            <text:p>Rhonéa (Grenache noir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4">
            <text:p>4,40 €</text:p>
          </table:table-cell>
          <table:table-cell table:style-name="ce6" office:value-type="currency" office:currency="EUR" office:value="24.5">
            <text:p>24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Corbières AOP</text:p>
          </table:table-cell>
          <table:table-cell office:value-type="string">
            <text:p>Château du Luc (Grenache noir, Carignan, Syrah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6">
            <text:p>4,60 €</text:p>
          </table:table-cell>
          <table:table-cell table:style-name="ce6" office:value-type="currency" office:currency="EUR" office:value="25.5">
            <text:p>25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Fitou AOC « Les Mille et Une Parcelles »</text:p>
          </table:table-cell>
          <table:table-cell office:value-type="string">
            <text:p>Mont Tauch (Carignan, Grenache noir, Syrah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8">
            <text:p>4,80 €</text:p>
          </table:table-cell>
          <table:table-cell table:style-name="ce6" office:value-type="currency" office:currency="EUR" office:value="26.5">
            <text:p>26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Saint Chinian « Le Bric à Brac »</text:p>
          </table:table-cell>
          <table:table-cell office:value-type="string">
            <text:p>Domaine Calmel , Joseph (Grenache noir, Carignan, Syrah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5.2">
            <text:p>5,20 €</text:p>
          </table:table-cell>
          <table:table-cell table:style-name="ce6" office:value-type="currency" office:currency="EUR" office:value="28.5">
            <text:p>28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Chardonnay IGP</text:p>
          </table:table-cell>
          <table:table-cell office:value-type="string">
            <text:p>Domaine des Hautes Ouches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Sauvignon IGP</text:p>
          </table:table-cell>
          <table:table-cell office:value-type="string">
            <text:p>Domaine des Hautes Ouches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Côte de Gascogne IGP « Les Hauts d’Arton »</text:p>
          </table:table-cell>
          <table:table-cell office:value-type="string">
            <text:p>Chateau d’Arton (Colombard, Cab,Sauv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Chenin Anjou Blanc</text:p>
          </table:table-cell>
          <table:table-cell office:value-type="string">
            <text:p>Domaine de Gerfaut (Chenin)</text:p>
          </table:table-cell>
          <table:table-cell office:value-type="string">
            <text:p>(bio)</text:p>
          </table:table-cell>
          <table:table-cell table:number-columns-repeated="2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Viognier IGP Pays d’Oc</text:p>
          </table:table-cell>
          <table:table-cell office:value-type="string">
            <text:p>Domaine Paul Mas (Viognier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24.5">
            <text:p>24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Pinot Blanc AOP Alsace</text:p>
          </table:table-cell>
          <table:table-cell office:value-type="string">
            <text:p>Kuentz Bas (Pinot Blanc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7">
            <text:p>4,70 €</text:p>
          </table:table-cell>
          <table:table-cell table:style-name="ce6" office:value-type="currency" office:currency="EUR" office:value="15">
            <text:p>15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 table:number-columns-repeated="2"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 table:number-columns-repeated="2"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 table:number-columns-repeated="2"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16">
            <text:p>16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Anjou Rouge AOP</text:p>
          </table:table-cell>
          <table:table-cell table:number-columns-repeated="4"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Chardonnay IGP</text:p>
          </table:table-cell>
          <table:table-cell table:number-columns-repeated="4"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Sauvignon IGP</text:p>
          </table:table-cell>
          <table:table-cell table:number-columns-repeated="4"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Côteaux de l’Aubance AOC</text:p>
          </table:table-cell>
          <table:table-cell table:number-columns-repeated="4"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6">
            <text:p>6,00 €</text:p>
          </table:table-cell>
          <table:table-cell table:style-name="ce6" office:value-type="currency" office:currency="EUR" office:value="11.5">
            <text:p>11,50 €</text:p>
          </table:table-cell>
          <table:table-cell table:style-name="ce6" office:value-type="currency" office:currency="EUR" office:value="22">
            <text:p>22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sé de Loire AOP</text:p>
          </table:table-cell>
          <table:table-cell table:number-columns-repeated="4"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kir / Kir Cardinal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2.7">
            <text:p>2,7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Kir Pétillant / Kir Breton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4.2">
            <text:p>4,2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Cidre Brut</text:p>
          </table:table-cell>
          <table:table-cell office:value-type="string">
            <text:p>(33cl)</text:p>
          </table:table-cell>
          <table:table-cell/>
          <table:table-cell office:value-type="string">
            <text:p>(33cl)</text:p>
          </table:table-cell>
          <table:table-cell/>
          <table:table-cell table:style-name="ce5" table:number-columns-repeated="2"/>
          <table:table-cell table:style-name="ce6" office:value-type="currency" office:currency="EUR" office:value="3.8">
            <text:p>3,8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Rhum Arrangé Maison</text:p>
          </table:table-cell>
          <table:table-cell table:number-columns-repeated="2"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Doorly’s XO</text:p>
          </table:table-cell>
          <table:table-cell office:value-type="string">
            <text:p>riche, doux, fruits secs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Barcelo Imperial</text:p>
          </table:table-cell>
          <table:table-cell office:value-type="string">
            <text:p>doux, fruité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Matusalem 15 ans</text:p>
          </table:table-cell>
          <table:table-cell office:value-type="string">
            <text:p>orange, vanill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Barbancourt 8 ans</text:p>
          </table:table-cell>
          <table:table-cell office:value-type="string">
            <text:p>puissant, vanillé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Dictador 12 ans</text:p>
          </table:table-cell>
          <table:table-cell office:value-type="string">
            <text:p>fruits exotiques, vanill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Flor de Caña 14 ans</text:p>
          </table:table-cell>
          <table:table-cell office:value-type="string">
            <text:p>riche, coco, nougat, épices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Plantation XO</text:p>
          </table:table-cell>
          <table:table-cell office:value-type="string">
            <text:p>boisée, mangu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Santa Teresa</text:p>
          </table:table-cell>
          <table:table-cell office:value-type="string">
            <text:p>doux, miel, banan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 table:number-columns-repeated="2"/>
          <table:table-cell office:value-type="string">
            <text:p>Zacapa 23 ans</text:p>
          </table:table-cell>
          <table:table-cell office:value-type="string">
            <text:p>noix de muscad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9">
            <text:p>9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Armorik</text:p>
          </table:table-cell>
          <table:table-cell office:value-type="string">
            <text:p>très fruité et doux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La Piautre « Port Saint Maur »</text:p>
          </table:table-cell>
          <table:table-cell office:value-type="string">
            <text:p>tourbé, fumé, épices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Highland Park 12 ans</text:p>
          </table:table-cell>
          <table:table-cell office:value-type="string">
            <text:p>légèrement fumé, doux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Caol Ila</text:p>
          </table:table-cell>
          <table:table-cell office:value-type="string">
            <text:p>tourbé et gourmand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Telling Stout Cask</text:p>
          </table:table-cell>
          <table:table-cell office:value-type="string">
            <text:p>café, chocolat, épices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Yamazakura</text:p>
          </table:table-cell>
          <table:table-cell office:value-type="string">
            <text:p>doux, aromatique, iodé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Nikka from the Barrel</text:p>
          </table:table-cell>
          <table:table-cell office:value-type="string">
            <text:p>gros caractère, vanille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/>
          <table:table-cell office:value-type="string">
            <text:p>Maker’s Mark</text:p>
          </table:table-cell>
          <table:table-cell office:value-type="string">
            <text:p>doux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/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 table:number-columns-repeated="2"/>
          <table:table-cell office:value-type="string">
            <text:p>Gin Hendrick’s</text:p>
          </table:table-cell>
          <table:table-cell office:value-type="string">
            <text:p>Schweppes Tonic (10cl)</text:p>
          </table:table-cell>
          <table:table-cell/>
          <table:table-cell office:value-type="string">
            <text:p>(5cl)</text:p>
          </table:table-cell>
          <table:table-cell/>
          <table:table-cell table:style-name="ce5" table:number-columns-repeated="2"/>
          <table:table-cell table:style-name="ce6" office:value-type="currency" office:currency="EUR" office:value="7.9">
            <text:p>7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 table:number-columns-repeated="2"/>
          <table:table-cell office:value-type="string">
            <text:p>Gin Hendrick’s Orbium</text:p>
          </table:table-cell>
          <table:table-cell office:value-type="string">
            <text:p>Fever Tree Tonic (10cl)</text:p>
          </table:table-cell>
          <table:table-cell/>
          <table:table-cell office:value-type="string">
            <text:p>(5cl)</text:p>
          </table:table-cell>
          <table:table-cell/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 table:number-columns-repeated="2"/>
          <table:table-cell office:value-type="string">
            <text:p>Gin La Piautre « Origin »</text:p>
          </table:table-cell>
          <table:table-cell office:value-type="string">
            <text:p>Fever Tree Tonic (10cl) </text:p>
          </table:table-cell>
          <table:table-cell/>
          <table:table-cell office:value-type="string">
            <text:p>(5cl)</text:p>
          </table:table-cell>
          <table:table-cell/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 table:number-columns-repeated="2"/>
          <table:table-cell office:value-type="string">
            <text:p>Gin Botanist</text:p>
          </table:table-cell>
          <table:table-cell office:value-type="string">
            <text:p>Fever Tree Tonic (10cl)</text:p>
          </table:table-cell>
          <table:table-cell office:value-type="string">
            <text:p>local</text:p>
          </table:table-cell>
          <table:table-cell office:value-type="string">
            <text:p>(5cl)</text:p>
          </table:table-cell>
          <table:table-cell/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ointreau, Menthe, Pastille Giffard, Peppermint, Bailey's</text:p>
          </table:table-cell>
          <table:table-cell table:number-columns-repeated="2"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Poire, Cognac aux Amandes Giffard, Calvados</text:p>
          </table:table-cell>
          <table:table-cell table:number-columns-repeated="2"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ognac VS Prestignac</text:p>
          </table:table-cell>
          <table:table-cell table:number-columns-repeated="2"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ognac ABK6 VSOP</text:p>
          </table:table-cell>
          <table:table-cell table:number-columns-repeated="2"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ointreau Noir</text:p>
          </table:table-cell>
          <table:table-cell table:number-columns-repeated="2"/>
          <table:table-cell office:value-type="string">
            <text:p>(4cl)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Menthe Pastille</text:p>
          </table:table-cell>
          <table:table-cell table:number-columns-repeated="2"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Springbok, Tequila</text:p>
          </table:table-cell>
          <table:table-cell table:number-columns-repeated="2"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Ruffle</text:p>
          </table:table-cell>
          <table:table-cell office:value-type="string">
            <text:p>Tequila, Passion, Banane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Piscolero</text:p>
          </table:table-cell>
          <table:table-cell office:value-type="string">
            <text:p>Pisco, Grenadine, Jus d’Abricot, Pulco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Iros</text:p>
          </table:table-cell>
          <table:table-cell office:value-type="string">
            <text:p>Vodka, Cointreau, Sirop de Cerise, Citron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/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/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/>
          <table:table-cell office:value-type="string">
            <text:p>Rhum Arrangé</text:p>
          </table:table-cell>
          <table:table-cell office:value-type="string">
            <text:p>Mangue, Passion et Vanille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/>
          <table:table-cell office:value-type="string">
            <text:p>Rhum Arrangé</text:p>
          </table:table-cell>
          <table:table-cell office:value-type="string">
            <text:p>Framboise, Citronnelle, Gingembre et Menthe</text:p>
          </table:table-cell>
          <table:table-cell/>
          <table:table-cell office:value-type="string">
            <text:p>(2,5cl)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Houmous</text:p>
          </table:table-cell>
          <table:table-cell office:value-type="string">
            <text:p>Purée de pois chiche et de sésam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Tzatziki</text:p>
          </table:table-cell>
          <table:table-cell office:value-type="string">
            <text:p>Yaourt, concombre, échalotes, herbes fraîch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Rillettes de Thon</text:p>
          </table:table-cell>
          <table:table-cell office:value-type="string">
            <text:p>Thon, mayonnaise, persil, oignons cébet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Écrasé d’Avocat</text:p>
          </table:table-cell>
          <table:table-cell office:value-type="string">
            <text:p>Avocat, coriandre, piment, huile d’olive, citr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Rillettes Basques</text:p>
          </table:table-cell>
          <table:table-cell office:value-type="string">
            <text:p>Chorizo, cream cheese, piment d’Espelet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Mozza</text:p>
          </table:table-cell>
          <table:table-cell office:value-type="string">
            <text:p>Mozzarella 50g, pignons, pesto, basilic, tomates séché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23">
            <text:p>2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Fromage</text:p>
          </table:table-cell>
          <table:table-cell office:value-type="string">
            <text:p>Camembert, Comté, Morbier, Chèvre, Laïous, Saint-Nectai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Charcuterie</text:p>
          </table:table-cell>
          <table:table-cell office:value-type="string">
            <text:p>Bœuf fumé, coppa affinée, filet mignon fumé, saucissons, jambon Bodega Reserva 24 moi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Mixte</text:p>
          </table:table-cell>
          <table:table-cell office:value-type="string">
            <text:p>Assiette de charcuterie + fromag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21">
            <text:p>2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Tapas</text:p>
          </table:table-cell>
          <table:table-cell office:value-type="string">
            <text:p>Beignets calamar/oignons/crevettes, accras, mozzarella sticks, poulet, Sauce tartare et épicée, Servi avec frit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22">
            <text:p>22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Saucissons 150g</text:p>
          </table:table-cell>
          <table:table-cell office:value-type="string">
            <text:p>Cèpes, Piment, Comté, Nature, Poivre…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Frites Maison</text:p>
          </table:table-cell>
          <table:table-cell office:value-type="string">
            <text:p>1 sauce incluse Supplément sauce +0,30€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Frites Maison XL</text:p>
          </table:table-cell>
          <table:table-cell office:value-type="string">
            <text:p>2 sauces incluses, Supplément sauce +0,30€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Bol de salade verte supplémentaire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 table:number-columns-repeated="2"/>
          <table:table-cell office:value-type="string">
            <text:p>Demandez au serveur pour la soupe du jour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Thaï</text:p>
          </table:table-cell>
          <table:table-cell office:value-type="string">
            <text:p>Poulet pané, carottes râpées, cébettes, chou, miel, sésame noir, sauce teriyaki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4">
            <text:p>14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/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/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/>
          <table:table-cell office:value-type="string">
            <text:p>Soleil</text:p>
          </table:table-cell>
          <table:table-cell office:value-type="string">
            <text:p>Aubergines, noix, feta, tomates séchées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/>
          <table:table-cell office:value-type="string">
            <text:p>Falafel</text:p>
          </table:table-cell>
          <table:table-cell office:value-type="string">
            <text:p>Falafels maison, houmous, tzatziki, betteraves, maïs, olives, cornichons, sésames, salade, sauce épicé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/>
          <table:table-cell office:value-type="string">
            <text:p>Italienne</text:p>
          </table:table-cell>
          <table:table-cell office:value-type="string">
            <text:p>Mozzarella burrata, concombre, basilic, tomates, pignons, roquette, pesto, huile d’oliv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5">
            <text:p>1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Thon</text:p>
          </table:table-cell>
          <table:table-cell office:value-type="string">
            <text:p>Thon, maïs, olives, tomates cerises, concombre, cornichons, pâtes fusilli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Brésilienne</text:p>
          </table:table-cell>
          <table:table-cell office:value-type="string">
            <text:p>Poulet, mangue, concombre, olives, tomates cerises, roquette, maïs, mayonnaise, pâtes fusilli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Forestier</text:p>
          </table:table-cell>
          <table:table-cell office:value-type="string">
            <text:p>Steak, comté affiné, champignons, sauce poiv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2.5">
            <text:p>1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Savoyard</text:p>
          </table:table-cell>
          <table:table-cell office:value-type="string">
            <text:p>Steak, coppa, reblochon, salade, sauce poivr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Lombard</text:p>
          </table:table-cell>
          <table:table-cell office:value-type="string">
            <text:p>Steak, gorgonzola, noix, salade, confit de figu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Chèvre</text:p>
          </table:table-cell>
          <table:table-cell office:value-type="string">
            <text:p>Steak, chèvre, crème fraîche, thym, salade, miel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Rosbeef</text:p>
          </table:table-cell>
          <table:table-cell office:value-type="string">
            <text:p>Viande de bœuf (langue de chat), champignons, comté affiné, confiture d’oignons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Xalapa</text:p>
          </table:table-cell>
          <table:table-cell office:value-type="string">
            <text:p>Viande de bœuf (langue de chat), mozzarella, salade, sauce spécial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Burrata</text:p>
          </table:table-cell>
          <table:table-cell office:value-type="string">
            <text:p>Steak, mini burrata, tomates séchées, roquette, pesto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Oriental</text:p>
          </table:table-cell>
          <table:table-cell office:value-type="string">
            <text:p>Steak, cheddar, aubergine, poivron, oignons, cumin, cornichons, tomates, salade, sauce samouraï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Auvergnat</text:p>
          </table:table-cell>
          <table:table-cell office:value-type="string">
            <text:p>Steak, Saint-Nectaire, poitrine fumée, oignon rouge, sauce moutarde miel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/>
          <table:table-cell office:value-type="string">
            <text:p>Colombien</text:p>
          </table:table-cell>
          <table:table-cell office:value-type="string">
            <text:p>Steak, feta, écrasé d’avocat, oignons, tomates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4">
            <text:p>14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/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/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/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/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/>
          <table:table-cell office:value-type="string">
            <text:p>Suprême</text:p>
          </table:table-cell>
          <table:table-cell office:value-type="string">
            <text:p>Poulet frit, écrasé d’avocat, oignon rouge, grana padano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/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/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/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/>
          <table:table-cell office:value-type="string">
            <text:p>Milanaise 90g</text:p>
          </table:table-cell>
          <table:table-cell office:value-type="string">
            <text:p>Servie avec salade ver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/>
          <table:table-cell office:value-type="string">
            <text:p>Fish n’Chips 90g</text:p>
          </table:table-cell>
          <table:table-cell office:value-type="string">
            <text:p>Sauce au choix, Servi avec salade ver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/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/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/>
          <table:table-cell office:value-type="string">
            <text:p>Montagnarde</text:p>
          </table:table-cell>
          <table:table-cell office:value-type="string">
            <text:p>Lardons, pommes de terre, crème fraîche, reblochon, oignon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/>
          <table:table-cell office:value-type="string">
            <text:p>Mexicaine</text:p>
          </table:table-cell>
          <table:table-cell office:value-type="string">
            <text:p>Viande hachée, mozzarella, poivrons, oignons, sauce tomat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/>
          <table:table-cell office:value-type="string">
            <text:p>Moussaka</text:p>
          </table:table-cell>
          <table:table-cell office:value-type="string">
            <text:p>Viande hachée, mozzarella, aubergines, poivrons, oignons, sauce tomat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/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/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/>
          <table:table-cell office:value-type="string">
            <text:p>Rio</text:p>
          </table:table-cell>
          <table:table-cell office:value-type="string">
            <text:p>Poulet, mangue, crème fraîche, tomate cerise, ciboulet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/>
          <table:table-cell office:value-type="string">
            <text:p>Capra</text:p>
          </table:table-cell>
          <table:table-cell office:value-type="string">
            <text:p>Jambon Bodega 24 mois, chèvre, miel, roquette, tomates ceris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/>
          <table:table-cell office:value-type="string">
            <text:p>Thon</text:p>
          </table:table-cell>
          <table:table-cell office:value-type="string">
            <text:p>Thon, avocats, olives, oignons nouveaux, persil, concombres, tomates cerises, mayo, ciboulett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/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/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/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/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/>
          <table:table-cell office:value-type="string">
            <text:p>Italia</text:p>
          </table:table-cell>
          <table:table-cell office:value-type="string">
            <text:p>Pesto, mozzarella, champignons, parmesan, tomate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 table:number-columns-repeated="2"/>
          <table:table-cell office:value-type="string">
            <text:p>Plat du jour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 table:number-columns-repeated="2"/>
          <table:table-cell office:value-type="string">
            <text:p>Plat + Dessert du Jour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 table:number-columns-repeated="2"/>
          <table:table-cell office:value-type="string">
            <text:p>Plat + Dessert + Verre de Vin + Café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19">
            <text:p>19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6.5">
            <text:p>1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Tartare Romain</text:p>
          </table:table-cell>
          <table:table-cell office:value-type="string">
            <text:p>Bœuf haché au couteau, parmesan, tomates séchées, pignons, basilic, câpres, pesto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Onglet 140g</text:p>
          </table:table-cell>
          <table:table-cell office:value-type="string">
            <text:p>Sauce au choix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Bavette 180g</text:p>
          </table:table-cell>
          <table:table-cell office:value-type="string">
            <text:p>Sauce au choix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Entrecôte Française 200g</text:p>
          </table:table-cell>
          <table:table-cell office:value-type="string">
            <text:p>Sauce au choix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9">
            <text:p>19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Faux-Filet 240g</text:p>
          </table:table-cell>
          <table:table-cell office:value-type="string">
            <text:p>Sauce au choix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20">
            <text:p>20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Escalope Milanaise 130g</text:p>
          </table:table-cell>
          <table:table-cell office:value-type="string">
            <text:p>Sauce tartar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5">
            <text:p>15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Poulet Tendresse 130g</text:p>
          </table:table-cell>
          <table:table-cell office:value-type="string">
            <text:p>Poulet frit, Sauce tomate épicé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5">
            <text:p>15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Fish n’Chips 130g</text:p>
          </table:table-cell>
          <table:table-cell office:value-type="string">
            <text:p>Sauce tartare maison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14">
            <text:p>14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 table:number-columns-repeated="2"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ookie du Jour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Muffin du Jour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Fondant au Chocolat</text:p>
          </table:table-cell>
          <table:table-cell office:value-type="string">
            <text:p>Supplément glace vanille bio +2,50€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rumble</text:p>
          </table:table-cell>
          <table:table-cell office:value-type="string">
            <text:p>Supplément glace vanille bio +2,50€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Mousse au Chocolat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Panna Cotta</text:p>
          </table:table-cell>
          <table:table-cell office:value-type="string">
            <text:p>Coulis caramel, chocolat, fruits rouges ou mangu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Dessert du Jour</text:p>
          </table:table-cell>
          <table:table-cell office:value-type="string">
            <text:p>Seulement le midi, demandez au serveur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rème Brûlée</text:p>
          </table:table-cell>
          <table:table-cell table:number-columns-repeated="4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heesecake</text:p>
          </table:table-cell>
          <table:table-cell office:value-type="string">
            <text:p>Coulis caramel, chocolat, fruits rouges ou mangu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Tiramisu</text:p>
          </table:table-cell>
          <table:table-cell office:value-type="string">
            <text:p>Au speculoos et café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afé Gourmand</text:p>
          </table:table-cell>
          <table:table-cell office:value-type="string">
            <text:p>4 petits desserts maison et un mini cooki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Thé Gourmand</text:p>
          </table:table-cell>
          <table:table-cell office:value-type="string">
            <text:p>4 petits desserts maison et un mini cooki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Planche 3 Fromages</text:p>
          </table:table-cell>
          <table:table-cell office:value-type="string">
            <text:p>Comté, Camembert et Laïous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 table:number-columns-repeated="2"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 table:number-columns-repeated="3"/>
          <table:table-cell table:style-name="ce6" office:value-type="currency" office:currency="EUR" office:value="3">
            <text:p>3,00 €</text:p>
          </table:table-cell>
          <table:table-cell table:style-name="ce6" office:value-type="currency" office:currency="EUR" office:value="6">
            <text:p>6,00 €</text:p>
          </table:table-cell>
          <table:table-cell table:style-name="ce6" table:number-columns-repeated="3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 table:number-columns-repeated="2"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table:number-columns-repeated="3"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 table:number-rows-repeated="1048278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__Anonymous_Sheet_DB__1" table:target-range-address="menu_unifie.B1:menu_unifie.U200" table:display-filter-buttons="true"/>
        <table:database-range table:name="__Anonymous_Sheet_DB__2" table:target-range-address="menu_unifie.B1:menu_unifie.U2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8">28/10/2025</text:date>, <text:time>18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0-28T18:28:31</dc:date>
    <meta:editing-duration>PT5H23M25S</meta:editing-duration>
    <meta:editing-cycles>8</meta:editing-cycles>
    <meta:document-statistic meta:table-count="1" meta:cell-count="1874" meta:object-count="0"/>
  </office:meta>
</office:document-meta>
</file>